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Ozhivudivasathe Kali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matipaadam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amaly Diaries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.D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gs of Wasseypur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idiana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ar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layers (2020)</text:p>
          </table:table-cell>
          <table:table-cell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ger (2020)</text:p>
          </table:table-cell>
          <table:table-cell office:value-type="string" calcext:value-type="string">
            <text:p>Gre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m What is Before (2014)</text:p>
          </table:table-cell>
          <table:table-cell office:value-type="string" calcext:value-type="string">
            <text:p>Filipin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9:33:53.133733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19T09:35:01.541150252</dc:date>
    <meta:editing-duration>PT12M6S</meta:editing-duration>
    <meta:editing-cycles>12</meta:editing-cycles>
    <meta:document-statistic meta:table-count="1" meta:cell-count="22" meta:object-count="0"/>
  </office:meta>
</office:document-meta>
</file>